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f5466"/>
    </style:style>
    <style:style style:name="P2" style:family="paragraph" style:parent-style-name="Standard">
      <style:paragraph-properties fo:text-align="justify" style:justify-single-word="false"/>
      <style:text-properties officeooo:paragraph-rsid="0015937b"/>
    </style:style>
    <style:style style:name="P3" style:family="paragraph" style:parent-style-name="Standard">
      <style:paragraph-properties fo:text-align="justify" style:justify-single-word="false"/>
      <style:text-properties officeooo:rsid="0012de6f" officeooo:paragraph-rsid="001485b5"/>
    </style:style>
    <style:style style:name="P4" style:family="paragraph" style:parent-style-name="Standard">
      <style:paragraph-properties fo:text-align="justify" style:justify-single-word="false"/>
      <style:text-properties officeooo:rsid="00198c13" officeooo:paragraph-rsid="00198c13"/>
    </style:style>
    <style:style style:name="P5" style:family="paragraph" style:parent-style-name="Standard" style:list-style-name="L1">
      <style:paragraph-properties fo:text-align="justify" style:justify-single-word="false"/>
      <style:text-properties officeooo:rsid="00198c13" officeooo:paragraph-rsid="00198c13"/>
    </style:style>
    <style:style style:name="P6" style:family="paragraph" style:parent-style-name="Standard" style:list-style-name="L1">
      <style:paragraph-properties fo:text-align="justify" style:justify-single-word="false"/>
      <style:text-properties officeooo:rsid="001a5fa4" officeooo:paragraph-rsid="001a5fa4"/>
    </style:style>
    <style:style style:name="T1" style:family="text">
      <style:text-properties officeooo:rsid="000f5466"/>
    </style:style>
    <style:style style:name="T2" style:family="text">
      <style:text-properties officeooo:rsid="001013a8"/>
    </style:style>
    <style:style style:name="T3" style:family="text">
      <style:text-properties officeooo:rsid="0010f7a0"/>
    </style:style>
    <style:style style:name="T4" style:family="text">
      <style:text-properties officeooo:rsid="0011e32b"/>
    </style:style>
    <style:style style:name="T5" style:family="text">
      <style:text-properties officeooo:rsid="0012de6f"/>
    </style:style>
    <style:style style:name="T6" style:family="text">
      <style:text-properties officeooo:rsid="0012e090"/>
    </style:style>
    <style:style style:name="T7" style:family="text">
      <style:text-properties officeooo:rsid="001353f4"/>
    </style:style>
    <style:style style:name="T8" style:family="text">
      <style:text-properties officeooo:rsid="0013e3ec"/>
    </style:style>
    <style:style style:name="T9" style:family="text">
      <style:text-properties officeooo:rsid="001485b5"/>
    </style:style>
    <style:style style:name="T10" style:family="text">
      <style:text-properties officeooo:rsid="0015937b"/>
    </style:style>
    <style:style style:name="T11" style:family="text">
      <style:text-properties officeooo:rsid="0016a387"/>
    </style:style>
    <style:style style:name="T12" style:family="text">
      <style:text-properties officeooo:rsid="001875c6"/>
    </style:style>
    <style:style style:name="T13" style:family="text">
      <style:text-properties officeooo:rsid="00198c13"/>
    </style:style>
    <style:style style:name="T14" style:family="text">
      <style:text-properties officeooo:rsid="001a5fa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ince the beginning of human life on this planet, we have always looked outside of our own environment, </text:span><text:span text:style-name="T4">staring at stars in the night sky, </text:span><text:span text:style-name="T2">hoping for a miracle which could explains our existence. </text:span><text:span text:style-name="T1"><text:s/></text:span><text:span text:style-name="T2">Knowledge is indispensable, in order to further our understanding of the world and our self, there should not be anything spared. </text:span><text:span text:style-name="T3">There is so much sufferings in this world, because no one knows, who they really are, where they come from, what is the purpose of their life and what is going to happen to them after they die? People following other people’s interpretation of life without questioning the legitimacy of it, </text:span><text:span text:style-name="T4">that </text:span><text:span text:style-name="T3">got us in this mess. </text:span><text:span text:style-name="T4">Finding out how the universe is created, </text:span><text:span text:style-name="T5">our place in the universe and how we become the way we are now, would ultimate achievement for human race. </text:span></text:p>
      <text:p text:style-name="P3">In year 2018/19 UK spend just over 38 billion pounds on defence, <text:span text:style-name="T6">statista (2020), and US defence budget for 2020 is $738 billion, DefenceNews (2020). if the governments around the world have that kind of money to spend on war, to create disorder around the world </text:span><text:span text:style-name="T7">and kill another human being like a dirty pig, then who’</text:span><text:span text:style-name="T9">s</text:span><text:span text:style-name="T7"> there to say we spend a lot of our resources on space exploration. Comparing governments </text:span><text:span text:style-name="T8">defence </text:span><text:span text:style-name="T7">budget expenses with companies which actively seek to expand our knowledge of space like NASA and ESA </text:span><text:span text:style-name="T8">is absolutely laughable. NASA’s budget for 2020 is $22.63, The Planetary Source (2020), and ESA’s budget for 2020 is just €6.68 billion, </text:span><text:span text:style-name="T9">The European Space Agency (2020)</text:span><text:span text:style-name="T8">.</text:span></text:p>
      <text:p text:style-name="P2"><text:span text:style-name="T13">M</text:span><text:span text:style-name="T10">any product like non-stick pan and Velcro is out there today because of NASA’s investment and discoverie</text:span><text:span text:style-name="T11">s. </text:span><text:span text:style-name="T12">Satellite is one of the most important technologies that the space exploration has given us. Weather forecasting, GPS, <text:s/>Long Range Television, Phone and internet are all possible thanks to satellite, debatewise.org (2020) . <text:s/></text:span><text:span text:style-name="T13">This is why space exploration is not a poor use of our resources.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References:</text:p>
      <text:list xml:id="list1747940953" text:style-name="L1">
        <text:list-item>
          <text:p text:style-name="P5">debatewise.org (2020) space exploration is a waste of money, <text:span text:style-name="T14">available at: </text:span><text:a xlink:type="simple" xlink:href="https://debatewise.org/137-space-exploration-is-a-waste-of-money/" text:style-name="Internet_20_link" text:visited-style-name="Visited_20_Internet_20_Link"><text:span text:style-name="T14">https://debatewise.org/137-space-exploration-is-a-waste-of-money/</text:span></text:a><text:span text:style-name="T14"> (accessed: 25 October 2020)</text:span></text:p>
        </text:list-item>
        <text:list-item>
          <text:p text:style-name="P6">statista.com (2020) Defence spending in the United Kingdom from 2005/06 to 2018/19 available: <text:a xlink:type="simple" xlink:href="https://www.statista.com/statistics/283300/united-kingdom-uk-military-defense-spending-y-on-y/" text:style-name="Internet_20_link" text:visited-style-name="Visited_20_Internet_20_Link">https://www.statista.com/statistics/283300/united-kingdom-uk-military-defense-spending-y-on-y/</text:a> <text:s/>(accessed: 25 October 2020)</text:p>
        </text:list-item>
        <text:list-item>
          <text:p text:style-name="P6">defensenews.com Pentagon finally gets its 2020 budget from Congress available at: <text:a xlink:type="simple" xlink:href="https://www.defensenews.com/congress/2019/12/19/pentagon-finally-gets-its-2020-budget-from-congress/#:~:text=Congress%20on%20Thursday%20sent%20President,bill%20would%20provide%20%24738%20billion" text:style-name="Internet_20_link" text:visited-style-name="Visited_20_Internet_20_Link">https://www.defensenews.com/congress/2019/12/19/pentagon-finally-gets-its-2020-budget-from-congress/#:~:text=Congress%20on%20Thursday%20sent%20President,bill%20would%20provide%20%24738%20billion</text:a>. (accessed: 25 October 2020)</text:p>
        </text:list-item>
        <text:list-item>
          <text:p text:style-name="P6">The Planetary Society (2020) NASA’s <text:s/>FY 2020 Budget available at: <text:a xlink:type="simple" xlink:href="https://www.planetary.org/space-policy/nasas-fy-2020-budget#:~:text=NASA's%20budget%20in%20fiscal%20year,from%20the%20previous%20fiscal%20year" text:style-name="Internet_20_link" text:visited-style-name="Visited_20_Internet_20_Link">https://www.planetary.org/space-policy/nasas-fy-2020-budget#:~:text=NASA's%20budget%20in%20fiscal%20year,from%20the%20previous%20fiscal%20year</text:a> (accessed: 25 October 2020)</text:p>
        </text:list-item>
        <text:list-item>
          <text:p text:style-name="P6">esa.int (2020) Funding available at: <text:a xlink:type="simple" xlink:href="https://www.esa.int/About_Us/Corporate_news/Funding" text:style-name="Internet_20_link" text:visited-style-name="Visited_20_Internet_20_Link">https://www.esa.int/About_Us/Corporate_news/Funding</text:a> <text:s text:c="7"/>(accessed: 25 October 2020)</text:p>
        </text:list-item>
      </text:list>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5T01:48:36.957539420</meta:creation-date>
    <dc:date>2020-10-25T04:14:58.467015845</dc:date>
    <meta:editing-duration>PT1M40S</meta:editing-duration>
    <meta:editing-cycles>1</meta:editing-cycles>
    <meta:document-statistic meta:table-count="0" meta:image-count="0" meta:object-count="0" meta:page-count="1" meta:paragraph-count="9" meta:word-count="400" meta:character-count="2951" meta:non-whitespace-character-count="2551"/>
    <meta:generator>LibreOffice/6.4.6.2$Linux_X86_64 LibreOffice_project/40$Build-2</meta:generator>
  </office:meta>
</office:document-meta>
</file>